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4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EMPRESAS Y NEGOCIOS SANCHEZ MEJIA S.A.C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HUILLCA CALVO, FRANK ARTUR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TTITO PARHUAYO JOSE CARLOS</text:p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24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POLLO COBB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24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0093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011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05:50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07:05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02:46:52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